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raveling _Typewriter" fo:font-size="15pt" fo:language="fr" fo:country="FR" officeooo:rsid="00157e1f" officeooo:paragraph-rsid="00157e1f" style:font-size-asian="15pt" style:language-asian="zxx" style:country-asian="none" style:font-size-complex="15pt" style:language-complex="zxx" style:country-complex="none"/>
    </style:style>
    <style:style style:name="P2" style:family="paragraph" style:parent-style-name="Standard">
      <style:paragraph-properties fo:text-align="justify" style:justify-single-word="false"/>
      <style:text-properties style:font-name="Traveling _Typewriter" fo:font-size="15pt" fo:language="fr" fo:country="FR" officeooo:rsid="00157e1f" officeooo:paragraph-rsid="005fc23a" style:font-size-asian="15pt" style:language-asian="zxx" style:country-asian="none" style:font-size-complex="15pt" style:language-complex="zxx" style:country-complex="none"/>
    </style:style>
    <style:style style:name="P3" style:family="paragraph" style:parent-style-name="Standard">
      <style:paragraph-properties fo:text-align="justify" style:justify-single-word="false"/>
      <style:text-properties style:font-name="Traveling _Typewriter" fo:font-size="15pt" fo:language="fr" fo:country="FR" officeooo:rsid="00157e1f" officeooo:paragraph-rsid="0046cdd7" style:font-size-asian="15pt" style:language-asian="zxx" style:country-asian="none" style:font-size-complex="15pt" style:language-complex="zxx" style:country-complex="none"/>
    </style:style>
    <style:style style:name="P4" style:family="paragraph" style:parent-style-name="Standard">
      <style:paragraph-properties fo:text-align="justify" style:justify-single-word="false"/>
      <style:text-properties style:font-name="Traveling _Typewriter" fo:font-size="15pt" fo:language="fr" fo:country="FR" officeooo:rsid="00161b45" officeooo:paragraph-rsid="0066ddec" style:font-size-asian="15pt" style:language-asian="zxx" style:country-asian="none" style:font-size-complex="15pt" style:language-complex="zxx" style:country-complex="none"/>
    </style:style>
    <style:style style:name="T1" style:family="text">
      <style:text-properties officeooo:rsid="00183c02"/>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61b45" style:font-weight-asian="bold" style:font-weight-complex="bold"/>
    </style:style>
    <style:style style:name="T4" style:family="text">
      <style:text-properties officeooo:rsid="004c074c"/>
    </style:style>
    <style:style style:name="T5" style:family="text">
      <style:text-properties officeooo:rsid="0061dac7"/>
    </style:style>
    <style:style style:name="T6" style:family="text">
      <style:text-properties officeooo:rsid="00638a75"/>
    </style:style>
    <style:style style:name="T7" style:family="text">
      <style:text-properties officeooo:rsid="00647164"/>
    </style:style>
    <style:style style:name="T8" style:family="text">
      <style:text-properties officeooo:rsid="006a38b7"/>
    </style:style>
    <style:style style:name="T9" style:family="text">
      <style:text-properties officeooo:rsid="006b6e15"/>
    </style:style>
    <style:style style:name="T10" style:family="text">
      <style:text-properties officeooo:rsid="007322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Nom :</text:span> <text:span text:style-name="T5">Zerlock</text:span></text:p>
      <text:p text:style-name="P1"/>
      <text:p text:style-name="P1"><text:span text:style-name="T2">Age :</text:span> <text:span text:style-name="T4">1729 ans</text:span></text:p>
      <text:p text:style-name="P1"/>
      <text:p text:style-name="P1"><text:span text:style-name="T2">Sexe :</text:span> <text:span text:style-name="T1">Mâle</text:span></text:p>
      <text:p text:style-name="P1"/>
      <text:p text:style-name="P1"><text:span text:style-name="T2">Origine :</text:span> <text:span text:style-name="T5">Suisse</text:span></text:p>
      <text:p text:style-name="P1"/>
      <text:p text:style-name="P1"><text:span text:style-name="T2">Métier :</text:span> <text:span text:style-name="T6">Chef d’État, scientifique, sorcier</text:span></text:p>
      <text:p text:style-name="P1"/>
      <text:p text:style-name="P3"><text:span text:style-name="T3">Caractéristique</text:span><text:span text:style-name="T2"> physique :</text:span> <text:span text:style-name="T9">Zerlock est une entité unique. S’il s’agit d’un ancien humain, il n’en reste plus grand-chose. Il est très grand, a un corps squelettique a la peau violacée, et sur sa tête, son disposées deux grandes cornes noires aux multiples ramifications. Il a de grandes pattes d’aigle, des doigts crochus et une longue queue de plumes violettes. Ses canines inférieurs dépassent de sa bouche, il a des oreilles de chèvre, et ses yeux sont marrons. Ses cheveux, du même violet que sa queue, sont assez longs, et son visage creux est marqué par de profondes cernes. Zerlock est habillé des mêmes vêtement depuis 5 siècles et demi, ils sont donc très sale. Il s’agit d’un énorme manteau bleu, un pantalon rouge (dont il ne reste qu’un short déchiré tenu par une corde jaune), et un chemisier anciennement blanc. Enfin, il est armé d’un sceptre s’apparentant à une lance dont le manche est recouvert de bandage. La lame noire est divisée en 2, et est rattachée par une sphère violette.</text:span></text:p>
      <text:p text:style-name="P1"/>
      <text:p text:style-name="P1"><text:span text:style-name="T2">Tempérament :</text:span> <text:span text:style-name="T8">Zerlock est vieux. Il est fatigué de son parcours, et sens sa fin arriver. Il est donc plus déterminé que jamais à faire aboutir ses plans, et ne fait preuve d’aucune empathie. Il se crois omniscient, et se comporte avec dédains et mépris envers les autres à l’exception des onb-kanès qu’il protège plus que tout. Il a honte des ses actes passés sur Terre, et ne cherche plus à acquérir du pouvoir. Toute fois, son pouvoir le donne encore de violent </text:span><text:soft-page-break/><text:span text:style-name="T8">excès de rage, qu’il peine à contenir.</text:span></text:p>
      <text:p text:style-name="P1"/>
      <text:p text:style-name="P2"><text:span text:style-name="T2">Biographie :</text:span> <text:span text:style-name="T10">Zerlock a une vie temporellement déchirée. Il est né en 1798 à Genève, mais à ses 24 ans un de ses professeurs l’emmène loin de chez lui. Celui-ci, admiratif de ses travaux en tant que chercheur, va lui demander une collaboration pour d’immense projets. À partir de la, Zerlock n’a plus de souvenir. Il renaît à Genève en 1871, avec un physique disgracieux. Ressemblant à un mélange entre un homme, une chèvre, et un vautour, dans une peau à la couleur cadavérique. Il passera les premières années de sa vie dans les montagnes des Alpes, et finalement, il fut recruté par un Freaks Show à 7 ans. Ils firent des tournés dans toute la France, et Zerlock finit par s’intégrer à la petite troupe. Un jour, à ses 11 ans, un des spectateur lui offre une étrange pierre qui va changer sa vie. Zerlock va commencer à développer d’étranges pouvoirs, qui vont modifier sa personnalité. Il va devenir plus désobéissant, et va gagner un esprit revanchard. À ses 14 ans, un viking venant de 1000 ans auparavant va apparaître et lui demander sa pierre pour la combiner à la sienne. Il en aurais besoin pour sauver son père, un grand chef de sa nation. Il s’agit d’un Katelo. Zerlock accepte, mais il reste bloqué en 871. Pris de rage, il va user de toute sa puissance pour lancer une malédiction sur Katelo et ses proches, mais sans le vouloir, il va se maudire également. Après ça, Zerlock va continuer sa vie, tentant de mettre la main sur la pierre des Katelo. Il va tomber amoureux d’une jeune fille de 16 ans à 570 ans, alors qu’il était jeune adulte, mais ses pouvoirs vont commencer à déteindre sur elle, et elle finira par sombrer dans la folie. Elle mourra à 19, brûlée par l’inquisition française. Abattus par le chagrin, Zerlock ne sera plus jamais amoureux après ça. À 615 ans, il va kidnapper un enfant de 3 ans, Nicolas Machiavel, pour en faire son successeur. l’éduquant avec assiduité à l’art de la rhétorique et de la manipulation mentale, il n’arrivera cependant pas à lui partager sa </text:span><text:soft-page-break/><text:span text:style-name="T10">passion folle pour la pierre des Katelo. Nicolas refusera également sa longévité, et se séparera de Zerlock à ses 37 ans. Dans sa quête de pouvoir, Zerlock s’intéressera au travaux du Dr Victor Frankenstein. Son pouvoir rendant de moins en moins raisonnable, Zerlock se fit passer pour un de ses professeur, et lui effaça une partit de ses souvenirs. Ils travaillèrent ensemble pour rendre la vie à la fille que Zerlock aimait, sans succès. Consommant de plus en plus son pouvoir, Victor commença à sombrer dans la même folie que celui qu’il pensait être son père. Zerlock provoqua accidentellement la catastrophe de Tchernobyl, et ramassa une victime irradié, qu’il adoptera. Il le renomma Dyk-Luzk. Une quinzaine d’années plus tard, à ses 1141 ans, Zerlock retrouva la trace de la famille de Katelo. Il tenta de récupéré la pierre, mais échoua, et perdu la reconnaissance de Dyk-Luzk lorsqu’il appris qui il était réellement. Devenu complètement irrationnel, Zerlock provoqua le cataclysme de [NOM] à ses 1183 ans. Il condamna la Terre et l’humanité, forçant les terriens à migrer en urgence sur Proxima b.</text:span></text:p>
      <text:p text:style-name="P1"/>
      <text:p text:style-name="P4"><text:span text:style-name="T2">Liens familiaux :</text:span> <text:span text:style-name="T7">Depuis sa transformation, Zerlock a été élevé par Franz Von Katelo, son maître de cirque. Il considère sa troupe comme sa famille. Il n’aura pas d’enfant, mais va adopter Nicolas Machiavel, Victor Frankenstein dit « Shaky », Yajnesh Gagnon dit « Shako » et Wladislaw Zaryo dit « Dyk-Luzk ». La seule partenaire qu’il eu fut Jeanne d’Ar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36M32S</meta:editing-duration>
    <meta:editing-cycles>89</meta:editing-cycles>
    <meta:generator>LibreOffice/6.0.6.2$Windows_X86_64 LibreOffice_project/0c292870b25a325b5ed35f6b45599d2ea4458e77</meta:generator>
    <dc:date>2019-03-13T13:01:54.178000000</dc:date>
    <meta:document-statistic meta:table-count="0" meta:image-count="0" meta:object-count="0" meta:page-count="3" meta:paragraph-count="9" meta:word-count="879" meta:character-count="5062" meta:non-whitespace-character-count="4192"/>
    <meta:user-defined meta:name="Info 1"/>
    <meta:user-defined meta:name="Info 2"/>
    <meta:user-defined meta:name="Info 3"/>
    <meta:user-defined meta:name="Info 4"/>
  </office:meta>
</office:document-meta>
</file>